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style:font-name="Impact1" fo:font-weight="bold" style:font-weight-asian="bold" style:font-weight-complex="bold"/>
    </style:style>
    <style:style style:name="P2" style:family="paragraph">
      <loext:graphic-properties draw:fill-color="#ffffff"/>
    </style:style>
    <style:style style:name="T1" style:family="text">
      <style:text-properties style:font-name="Impact1" fo:font-weight="bold" style:font-weight-asian="bold" style:font-weight-complex="bold"/>
    </style:style>
    <style:style style:name="T2" style:family="text">
      <style:text-properties style:font-name="Impact1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NGULAR JS</text:span></text:p>
            <text:p><text:span text:style-name="T1">PRESENTATION</text:span></text:p>
            <text:p><text:span text:style-name="T1"/></text:p>
            <text:p><text:span text:style-name="T2">BY</text:span></text:p>
            <text:p><text:span text:style-name="T2">S SAMBAT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OUT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ads to Single Page Application, with no page reloading.</text:p>
              </text:list-item>
              <text:list-item>
                <text:p><text:span text:style-name="T3">Include</text:span><text:span text:style-name="T3"> Angular route Module and </text:span><text:span text:style-name="T4">ngRoute </text:span><text:span text:style-name="T5">dependency</text:span>.</text:p>
              </text:list-item>
              <text:list-item>
                <text:p>The routes are configured using <text:span text:style-name="T4">$routeProvider</text:span></text:p>
              </text:list-item>
              <text:list-item>
                <text:p><text:span text:style-name="T4">ng-view</text:span> specifies the container to put the routed content.</text:p>
              </text:list-item>
              <text:list-item>
                <text:p><text:span text:style-name="T4">$routeProvider</text:span> - <text:span text:style-name="T4">.when</text:span> - <text:span text:style-name="T4">.otherwise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" fo:font-family="Impact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4:44:08.152000000</meta:creation-date>
    <dc:date>2018-10-22T17:46:11.123000000</dc:date>
    <meta:editing-duration>PT15M57S</meta:editing-duration>
    <meta:editing-cycles>3</meta:editing-cycles>
    <meta:generator>LibreOffice/6.0.2.1$Windows_X86_64 LibreOffice_project/f7f06a8f319e4b62f9bc5095aa112a65d2f3ac89</meta:generator>
    <meta:document-statistic meta:object-count="28"/>
  </office:meta>
</office:document-meta>
</file>